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pitch="variable" style:font-charset="x-symbol"/>
    <style:font-face style:name="OpenSymbol" svg:font-family="OpenSymbol"/>
    <style:font-face style:name="Arial2" svg:font-family="Arial" style:font-family-generic="swiss"/>
    <style:font-face style:name="ArialMT" svg:font-family="ArialMT" style:font-family-generic="swiss"/>
    <style:font-face style:name="Calibri" svg:font-family="Calibri"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end" style:justify-single-word="false"/>
    </style:style>
    <style:style style:name="P2" style:family="paragraph" style:parent-style-name="Standard">
      <style:text-properties style:font-name="Calibri" fo:font-size="11pt" style:font-name-asian="Calibri" style:font-size-asian="11pt" style:font-name-complex="Calibri" style:font-size-complex="11pt"/>
    </style:style>
    <style:style style:name="P3" style:family="paragraph" style:parent-style-name="Standard" style:list-style-name="">
      <style:paragraph-properties fo:text-align="start" style:justify-single-word="false" style:text-autospace="none"/>
      <style:text-properties style:font-name="Calibri" fo:font-size="11pt" style:font-name-asian="Calibri" style:font-size-asian="11pt" style:font-name-complex="Calibri" style:font-size-complex="11pt"/>
    </style:style>
    <style:style style:name="P4" style:family="paragraph" style:parent-style-name="Standard">
      <style:paragraph-properties fo:text-align="end" style:justify-single-word="false"/>
      <style:text-properties fo:font-size="11pt" style:font-size-asian="11pt" style:font-size-complex="11pt"/>
    </style:style>
    <style:style style:name="P5" style:family="paragraph" style:parent-style-name="Standard" style:list-style-name="">
      <style:paragraph-properties fo:text-align="start" style:justify-single-word="false" style:text-autospace="none"/>
    </style:style>
    <style:style style:name="P6" style:family="paragraph" style:parent-style-name="Standard" style:list-style-name="L3">
      <style:paragraph-properties fo:text-align="start" style:justify-single-word="false" style:text-autospace="none"/>
    </style:style>
    <style:style style:name="P7" style:family="paragraph" style:parent-style-name="Standard" style:list-style-name="L4">
      <style:paragraph-properties fo:text-align="start" style:justify-single-word="false" style:text-autospace="none"/>
    </style:style>
    <style:style style:name="P8" style:family="paragraph" style:parent-style-name="Standard">
      <style:paragraph-properties fo:text-align="start" style:justify-single-word="false" style:text-autospace="none"/>
    </style:style>
    <style:style style:name="P9" style:family="paragraph" style:parent-style-name="Standard" style:list-style-name="L5">
      <style:paragraph-properties fo:text-align="start" style:justify-single-word="false" style:text-autospace="none"/>
    </style:style>
    <style:style style:name="P10" style:family="paragraph" style:parent-style-name="Standard" style:list-style-name="L6">
      <style:paragraph-properties fo:text-align="start" style:justify-single-word="false" style:text-autospace="none"/>
    </style:style>
    <style:style style:name="P11" style:family="paragraph" style:parent-style-name="Standard" style:list-style-name="L7">
      <style:paragraph-properties fo:text-align="start" style:justify-single-word="false" style:text-autospace="none"/>
    </style:style>
    <style:style style:name="P12" style:family="paragraph" style:parent-style-name="Standard" style:list-style-name="L8">
      <style:paragraph-properties fo:text-align="start" style:justify-single-word="false" style:text-autospace="none"/>
    </style:style>
    <style:style style:name="P13" style:family="paragraph" style:parent-style-name="Standard" style:list-style-name="L9">
      <style:paragraph-properties fo:text-align="start" style:justify-single-word="false" style:text-autospace="none"/>
    </style:style>
    <style:style style:name="P14" style:family="paragraph" style:parent-style-name="Standard">
      <style:text-properties fo:font-size="16pt" fo:font-style="italic" style:text-underline-style="solid" style:text-underline-width="auto" style:text-underline-color="font-color" fo:font-weight="bold" style:font-size-asian="16pt" style:font-style-asian="italic" style:font-weight-asian="bold" style:font-size-complex="16pt" style:font-style-complex="italic" style:font-weight-complex="bold"/>
    </style:style>
    <style:style style:name="T1" style:family="text">
      <style:text-properties style:font-name="Calibri" fo:font-size="11pt" style:font-name-asian="Calibri" style:font-size-asian="11pt" style:font-name-complex="Calibri" style:font-size-complex="11pt"/>
    </style:style>
    <style:style style:name="T2" style:family="text">
      <style:text-properties fo:font-size="11pt" style:font-size-asian="11pt" style:font-size-complex="11pt"/>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Grobentwurf – Junior Labyrinth</text:p>
      <text:p text:style-name="Standard"/>
      <text:p text:style-name="P1">Team:</text:p>
      <text:p text:style-name="P1">Stephanie Bramlage 6824289</text:p>
      <text:p text:style-name="P1">Willy Kha 6824378</text:p>
      <text:p text:style-name="P1">Isabella Tr<text:span text:style-name="T2">an 6807821</text:span></text:p>
      <text:p text:style-name="P4"/>
      <text:p text:style-name="P3">Thema:</text:p>
      <text:p text:style-name="P14">Einmal kurz Beschreibung mit Spielablauf</text:p>
      <text:p text:style-name="Standard">Das Verrückte Labyrinth ist ein rundenbasiertes Brettspiel für bis zu 4 Spieler.</text:p>
      <text:p text:style-name="Standard">Am Anfang des Spiels werden 24 Spielkarten gleichmäßig an alle Spieler verteilt.</text:p>
      <text:p text:style-name="Standard">Diese Karten bewahren die Spieler in einem Stapel auf.</text:p>
      <text:p text:style-name="Standard">Auf den Spielkarten sind Objekte zu sehen, die auch auf dem Spielbrett abgedruckt sind.</text:p>
      <text:p text:style-name="Standard">Ziel ist es nun die Figur auf das Feld zu bekommen, auf dem das Motiv der obersten Karte des eigenen Stapels zu sehen ist. Hat man das Ziel erreicht, so zeigt man die Karte vor und darf sich der nächsten Karte widmen. Hat ein Spieler seinen ganzen Stapel abgebaut und seine Figur zurück zum Startpunkt bewegt, so gewinnt er.</text:p>
      <text:p text:style-name="Standard"/>
      <text:p text:style-name="Standard">Das Spielbrett besteht aus sogenannten „Gängekarten“ von denen jede zweite Reihe und Spalte verschoben werden kann.</text:p>
      <text:p text:style-name="Standard"/>
      <text:p text:style-name="Standard">Ein Spielzug besteht aus dem Verschieben der „Gängekarten“ und der Bewegung der eigenen Figur.</text:p>
      <text:p text:style-name="Standard"/>
      <text:p text:style-name="Standard">Beim Verschieben der Gängekarten gilt, dass Figuren, die durch das Verschieben der Gängekarten aus dem Spielbrett geschoben wurden auf der anderen Seite der Reihe / Spalte erscheinen. Dabei ist zu beachten, dass dies nicht als Zug gilt! Dadurch können also keine Karten des Spielers vorgezeigt werden, es sei denn es war ihr eigener Zug.</text:p>
      <text:p text:style-name="Standard">In der zweiten Phase des Zuges lässt sich die eigene Figur bewegen. Dabei kann die Figur unendlich viele Felder ziehen.</text:p>
      <text:p text:style-name="Standard">Am Ende des Zuges kann die oberste Karte des Stapels vorgezeigt werden, wenn die Figur das Objekt auf dem Spielbrett erreicht hat.</text:p>
      <text:p text:style-name="P2"/>
      <text:p text:style-name="P5"><text:span text:style-name="T1">Leistungsumfang:</text:span></text:p>
      <text:list xml:id="list6138798820845605766" text:style-name="L8">
        <text:list-item>
          <text:p text:style-name="P12"><text:span text:style-name="T1">man soll den Spielstand abfotografieren können und danach digital weiterspielen können</text:span></text:p>
        </text:list-item>
      </text:list>
      <text:list xml:id="list7628880214366502290" text:style-name="L9">
        <text:list-item>
          <text:p text:style-name="P13"><text:span text:style-name="T1">die komplette Software ist lauffähig und spielbar</text:span></text:p>
          <text:list>
            <text:list-item>
              <text:p text:style-name="P13"><text:span text:style-name="T1">man kann Spielfelder an den möglichen Stellen einschieben</text:span></text:p>
            </text:list-item>
            <text:list-item>
              <text:p text:style-name="P13"><text:span text:style-name="T1">man kann die Spielfigur (soweit man will und kann) in eine Richtung setzen</text:span></text:p>
            </text:list-item>
            <text:list-item>
              <text:p text:style-name="P13"><text:span text:style-name="T1">man kann das offene Ziel erreichen und den Punkt bekommen</text:span></text:p>
            </text:list-item>
            <text:list-item>
              <text:p text:style-name="P13"><text:span text:style-name="T1">das Spiel ist vorbei sobald alle Ziele erreicht worden sind</text:span></text:p>
              <text:p text:style-name="P13"><text:span text:style-name="T1"/></text:p>
            </text:list-item>
          </text:list>
        </text:list-item>
      </text:list>
      <text:p text:style-name="P8"><text:span text:style-name="T1"/></text:p>
      <text:p text:style-name="P5"><text:span text:style-name="T1">Rahmenbedinungen:</text:span></text:p>
      <text:list xml:id="list6667616448689100856" text:style-name="L7">
        <text:list-item>
          <text:p text:style-name="P11"><text:span text:style-name="T1">nicht zu starke Beleuchtung des Spielbretts bei der Bildaufnahme (da Spiegelung; am besten seitliche Belichtung)</text:span></text:p>
        </text:list-item>
        <text:list-item>
          <text:p text:style-name="P11"><text:span text:style-name="T1">das Spielfeld sollte komplett drauf sein mit Abstand zum Rand und möglichst parallel zu den Rändern („gerade“) abfotografiert werden</text:span></text:p>
        </text:list-item>
      </text:list>
      <text:list xml:id="list9173710051914353957" text:style-name="L6">
        <text:list-item>
          <text:p text:style-name="P10"><text:span text:style-name="T1">die Spielfiguren müssen aus dem „Verrückten Labyrinth“ stammen</text:span></text:p>
        </text:list-item>
      </text:list>
      <text:list xml:id="list6799036615164181399" text:style-name="L3">
        <text:list-item>
          <text:p text:style-name="P6"><text:span text:style-name="T1">Das Spielfeld muss von oben abfotografiert werden</text:span></text:p>
        </text:list-item>
        <text:list-item>
          <text:p text:style-name="P6"><text:span text:style-name="T1">das gelbe Startfeld muss immer oben links angeordnet sein</text:span></text:p>
        </text:list-item>
        <text:list-item>
          <text:p text:style-name="P6"><text:span text:style-name="T1">die Karten müssen „ordentlich“ im Gitter angeordnet sein</text:span></text:p>
        </text:list-item>
        <text:list-item>
          <text:p text:style-name="P6"><text:span text:style-name="T1">die zuletzt rausgeschobene Karte muss liegen bleiben und das Dreieck verdecken</text:span></text:p>
        </text:list-item>
        <text:list-item>
          <text:p text:style-name="P6"><text:soft-page-break/><text:span text:style-name="T1">die Spielsteine müssen an einem Ausgangsweg stehen (dürfen die Bilder nicht verdecken)</text:span></text:p>
        </text:list-item>
      </text:list>
      <text:list xml:id="list6275283308856531358" text:style-name="L4">
        <text:list-item>
          <text:list>
            <text:list-item>
              <text:list>
                <text:list-item>
                  <text:p text:style-name="P7"><text:span text:style-name="T1">bestenfalls: verdeckt nicht ganz den Übergang zur nächsten Karte</text:span></text:p>
                </text:list-item>
              </text:list>
            </text:list-item>
          </text:list>
        </text:list-item>
      </text:list>
      <text:list xml:id="list371424578141641501" text:style-name="L5">
        <text:list-item>
          <text:p text:style-name="P9"><text:span text:style-name="T1">die Punkte werden auf einem separaten Bild festgehalten</text:span></text:p>
        </text:list-item>
        <text:list-item>
          <text:p text:style-name="P9"><text:span text:style-name="T1">auf der linken Hälfte des Bildes werden die noch offenen Ziele festgehalten und auf der rechten Seite die bereits erreichten Ziele der jeweiligen Spieler</text:span></text:p>
          <text:p text:style-name="P9"><text:span text:style-name="T1">* die Punktekennzeichner (die Spielfiguren vom Junior Labyrinth) sind in der Reihenfolge gelb, grün, blau, rot angeordnet</text:span></text:p>
          <text:p text:style-name="P9"><text:span text:style-name="T1">* unter den jeweiligen Punktekennzeichnern werden die jeweiligen Punkte angeordnet</text:span></text:p>
        </text:list-item>
        <text:list-item>
          <text:p text:style-name="P9"><text:span text:style-name="T1">zu den offenen Zielen: </text:span></text:p>
          <text:list>
            <text:list-item>
              <text:p text:style-name="P9"><text:span text:style-name="T1">an oberster Stelle: <text:s/>liegt aufgedeckt das zurzeit erreichende Ziel</text:span></text:p>
            </text:list-item>
            <text:list-item>
              <text:p text:style-name="P9"><text:span text:style-name="T1">darunter (verdeckt) in zwei Reihen die weiteren zu erreichenden Ziele</text:span></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pitch="variable" style:font-charset="x-symbol"/>
    <style:font-face style:name="OpenSymbol" svg:font-family="OpenSymbol"/>
    <style:font-face style:name="Arial2" svg:font-family="Arial" style:font-family-generic="swiss"/>
    <style:font-face style:name="ArialMT" svg:font-family="ArialMT" style:font-family-generic="swiss"/>
    <style:font-face style:name="Calibri" svg:font-family="Calibri"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ilua Ciao</meta:initial-creator>
    <meta:creation-date>2017-04-27T14:41:31.33</meta:creation-date>
    <meta:document-statistic meta:table-count="0" meta:image-count="0" meta:object-count="0" meta:page-count="2" meta:paragraph-count="41" meta:word-count="515" meta:character-count="3267"/>
    <dc:date>2017-04-27T17:27:02.87</dc:date>
    <dc:creator>Milua Ciao</dc:creator>
    <meta:editing-duration>PT11M26S</meta:editing-duration>
    <meta:editing-cycles>1</meta:editing-cycles>
    <meta:generator>OpenOffice/4.1.2$Win32 OpenOffice.org_project/412m3$Build-9782</meta:generator>
  </office:meta>
</office:document-meta>
</file>